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fo:font-weight="bold" style:font-weight-asian="bold"/>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master-page-name="Standard">
      <style:paragraph-properties fo:margin-top="0cm" fo:margin-bottom="0cm" loext:contextual-spacing="false" fo:text-align="center" style:justify-single-word="false" style:page-number="1"/>
      <style:text-properties fo:font-weight="bold" style:font-weight-asian="bold"/>
    </style:style>
    <style:style style:name="P4" style:family="paragraph" style:parent-style-name="Standard">
      <style:paragraph-properties fo:margin-top="0cm" fo:margin-bottom="0cm" loext:contextual-spacing="false" fo:text-align="justify" style:justify-single-word="false"/>
    </style:style>
    <style:style style:name="P5" style:family="paragraph" style:parent-style-name="Standard">
      <style:paragraph-properties fo:margin-top="0cm" fo:margin-bottom="0cm" loext:contextual-spacing="false" fo:text-align="justify" style:justify-single-word="false"/>
      <style:text-properties officeooo:paragraph-rsid="001eda16"/>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iech moc będzie z wami i waszymi blasterami</text:p>
      <text:p text:style-name="P1"/>
      <text:p text:style-name="P1"/>
      <text:p text:style-name="P5">Ach, nie ma to jak Naboo. Piękna pogoda, wspaniałe widoki, zapierająca dech w piersiach architektura oraz wielka rozpierducha pomiędzy klonami Republiki i droidami Separatystów. Tak, nie ma to jak Naboo.</text:p>
      <text:p text:style-name="P5"><text:line-break/>Od 6 do 11 października można było pograć w otwartą betę nadchodzącej gry na podstawie uniwersum Star Wars, czyli w „Battlefront 2”. Jako że summa summarum jest to tylko wersja próbna, ta recenzja jest tylko wstępem do pełnej, która pojawi się w numerze po premierze wyżej wymienionej gry.</text:p>
      <text:p text:style-name="P5"><text:line-break/>Tak czy inaczej, czym uraczyło nas Dice oraz jego wielki władca EA przez te 3 dni? Jedną mapą dla 40 graczy, czyli wcześniej wspomnianą Naboo, jedną mapą, na której walka ma miejsce w kosmosie oraz jedną mniejszą, na której potyczka odbywa się w zamku Maz. Niestety, zarówno kampania, jak i większa ilość map będzie musiała poczekać na premierę. Ale nawet biorąc pod uwagę, że dostaliśmy tylko 3 miejsca, w których możemy walczyć, to muszę przyznać, jestem bardzo pozytywnie zaskoczony tym, jak to wszystko wyglądało.</text:p>
      <text:p text:style-name="P5"><text:line-break/>Zacznijmy od Naboo. Sama mapa ma 3 epizody, które następują po sobie po każdym zwycięstwie droidów, czyli dostarczenie MTT pod zamek królewski, następnie zhakowanie dwóch komputerów umieszczonych na ścianach, a na końcu przejęcie sali tronowej. Z każdym ich sukcesem, klony zmuszone są do wycofywania się. Z kolei zadaniem klonów jest zniszczenie MTT za pomocą działek, które znajdują się na mapie, jeżeli dotrze on do zamku, wybicie wystarczającej ilości droidów zanim przejmą całkowitą kontrolę. I choć na papierze nie wygląda to jakoś niesamowicie, to w samej grze jest wciągające jak narkotyk. Czy to bardziej otwarty plac przed samym zamkiem, czy też jego zamknięte korytarze, potyczki są dynamiczne, trup ściele się gęsto, a nad głowami latają maszyny wojenne. Sama zabawa z tego trybu dostarczyła mi na tyle wrażeń, że cały dzień spędziłem tylko na tej mapie. Obie strony mają dostęp do 4 klas podstawowych – szturmowca, snajpera, oficera i ciężkiego piechura oraz, wraz ze zdobytymi punktami za własne zasługi, można wybrać sobie czy będziemy chcieli usiąść za sterami jednego ze statków latających nad naszymi głowami, jednej z maszyn kroczących które sieją spustoszenie wśród zwykłych żołnierzy, jednej z dwóch klas wzmocnionych albo czy będziemy mieli zamiar wejść do walki jako jeden z dwóch bohaterów dostępnych w czasie bety dla Separatystów i Republiki. Po stronie Republiki walczyła Rey oraz Han Solo, a po stronie Separatystów Darth Maul i Boba Fett. Muszę przyznać, że widok Rey walczącej z Darth Maulem dla fana jest cholernie zabawny. Szczególnie gdy dookoła biegają droidy i klony starające się zabić każdego z nich.</text:p>
      <text:p text:style-name="P5"/>
      <text:p text:style-name="P2">Drugim trybem oddanym nam podczas bety była walka w kosmosie. Coś, czego w pierwszym „Battlefroncie” zabrakło. I, psiakrew, Dice znów nie zawiodło. Wybierając jeden z 3 dostępnych statków, dostajemy kompletną swobodę sterowania i ruszamy, by pokonać naszych wrogów. Każdy pojazd ma 3 unikalne zdolności i każdy jest przeznaczony do nieco innej walki. Ale wszystkie się sprawdzają i same odczucia z możliwości latania po kosmosie, niszczenia swojego przeciwnika oraz wygrywania tych potyczek to coś wspaniałego. Dodatkowo zastosowano jeden zabieg, który bardzo mi się podoba – gdy znajdujemy się wystarczająco blisko naszego celu, pojawia się koło niego znacznik, który pokazuje gdzie powinniśmy strzelać aby trafić statek wroga. I niech wam się nie wydaje, że to sprawia, że <text:soft-page-break/>cała walka jest prosta, a każdego wroga zabijemy z łatwością. Każdy statek może poruszać się w dowolnym kierunku i z dowolną prędkością, więc by trafić drugiego gracza należy się postarać, nie mówiąc już o zestrzeleniu go. Żałuję, że nie miałem więcej czasu, by pobawić się w tym trybie, no ale trzeba było jeszcze sprawdzić ostatni z nich. </text:p>
      <text:p text:style-name="P2"/>
      <text:p text:style-name="P2">I jak wspomniałem wcześniej, jest to o wiele mniejsza mapa, która ma miejsce w zamku Maz z nowych filmów. Zadaniem Rebeliantów jest bronienie artefaktu, a Imperium – przejęcie go i dostarczenie do statku ewakuacyjnego. Czyli stare dobre capture the flag. Liczba osób zostaje mocno zmniejszona ze wcześniejszych 40 do 16, bo nie byłoby szans na normalną rozgrywkę przy takiej wielkości mapie. Co jest ciekawe, nie dostajemy w tym trybie ani maszyn wojennych, ani bohaterów. Jedynym wsparciem są dwie wzmocnione jednostki dla każdej ze stron. Natomiast to co mnie zawiodło na tej mapie to to, że gdy imperium przejmie już swoją zdobycz i zaczyna uciekać do statku ewakuacyjnego to jednostki Rebeliantów mają respawn dokładnie w tym miejscu, sprawiając, że Imperium musi walczyć zarówno z przodu, jak i z tyłu. Przez taki zabieg nie byłem ani razu świadkiem zwycięstwa Imperium, ale może w pełnej wersji gry będzie mi dane ujrzeć ich wygraną. </text:p>
      <text:p text:style-name="P2"/>
      <text:p text:style-name="P2">Jedną rzeczą, o której chciałem wspomnieć są mikropłatności, które były już teraz dostępne. Działają one na dosyć prostej zasadzie: do każdej klasy, pojazdu i bohatera można zdobyć karty ze skrzynek, które zwiększają moce niektórych umiejętności, a niektóre w ogóle zmieniają ich działanie. Oczywiście skrzynki te zdobywa się grając w grę, ale jednocześnie można je kupić za prawdziwe pieniądze. Zaistniała zatem niestety możliwość, że ludzie z dużymi portfelami nakupią skrzynek, a następnie będą o wiele lepiej wyposażeni niż ich koledzy i przeciwnicy z tych samych poziomów. Na szczęście w czasie jaki zajęło napisanie tej krótkiej recenzji EA zanrało się już powoli tym problemem, informując nas, że karty jak i specjalne umiejętności klas będą do zdobycia tylko przez progres w grze. Co to oznacza? Że jeżeli oficer ma jakiś fajny pistolet, który chcesz zdobyć, to musisz grać tą klasą aż uda się go odblokować, a nie idziesz do sklepu, kupujesz x skrzynek i dostajesz go w jednej z nich. Jak to wyjdzie w praniu, dowiemy się dopiero po premierze, więc nie pozostaje nic innego jak tylko czekać.</text:p>
      <text:p text:style-name="P2"/>
      <text:p text:style-name="P5">To w sumie byłoby tyle. Tak jak wspomniałem, ta recenzja jest tylko wstępem do pełnej, która ukaże się po premierze gry. Czy uważam grę za dobrą produkcję? Jak najbardziej, ale ma pewne problemy, o których będę chciał szerzej napisać następnym razem. Teraz mogę wam z całą pewnością powiedzieć jedno: jeżeli jesteście fanami takich produkcji jak „Battlefield 1” oraz Star Wars, to czekajcie do premiery i przejedźcie się wtedy do sklepów, by zakupić nową produkcję EA, bo warto.</text:p>
      <text:p text:style-name="P5"><text:a xlink:type="simple" xlink:href="https://www.dualshockers.com/wp-content/uploads/2017/06/sixteenNine.img_.png" text:style-name="Internet_20_link" text:visited-style-name="Visited_20_Internet_20_Link"><text:span text:style-name="T1">pic 1</text:span></text:a> <text:a xlink:type="simple" xlink:href="https://www.dualshockers.com/star-wars-battlefront-ii-arcade-mode-revealed-star-wars-battlefront-ii-trailer-released/" text:style-name="Internet_20_link" text:visited-style-name="Visited_20_Internet_20_Link"><text:span text:style-name="T1">źródlo </text:span></text:a><text:line-break/><text:line-break/><text:a xlink:type="simple" xlink:href="https://www.windowscentral.com/sites/wpcentral.com/files/styles/larger/public/field/image/2017/10/star-wars-battlefront-2-beta-wallpaper-7.jpg?itok=x0zmyW1c" text:style-name="Internet_20_link" text:visited-style-name="Visited_20_Internet_20_Link"><text:span text:style-name="T1">pic 2</text:span></text:a> <text:a xlink:type="simple" xlink:href="https://www.windowscentral.com/star-wars-battlefront-2s-beta-has-been-extended-until-wednesday" text:style-name="Internet_20_link" text:visited-style-name="Visited_20_Internet_20_Link"><text:span text:style-name="T1">źródło </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dc:date>2017-11-13T00:24:39.641000000</dc:date>
    <meta:editing-duration>PT1H52M3S</meta:editing-duration>
    <meta:editing-cycles>1</meta:editing-cycles>
    <meta:document-statistic meta:table-count="0" meta:image-count="0" meta:object-count="0" meta:page-count="2" meta:paragraph-count="10" meta:word-count="1000" meta:character-count="6355" meta:non-whitespace-character-count="5354"/>
  </office:meta>
</office:document-meta>
</file>